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Deserializer.deserialze( DefaultJSONParser parser , Type type , Object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2685.test_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y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